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rsid="00020509" officeooo:paragraph-rsid="00020509"/>
    </style:style>
    <style:style style:name="P3" style:family="paragraph">
      <style:paragraph-properties fo:text-align="start"/>
      <style:text-properties style:text-line-through-style="none" style:text-line-through-type="none" style:font-name="Liberation Sans" fo:font-size="9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P5" style:family="paragraph"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data-style-name="C10038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 Field" form:control-implementation="ooo:com.sun.star.form.component.TextField" xml:id="control1" form:id="control1" form:tab-index="1" form:current-value="Andrew Davison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Name" form:control-implementation="ooo:com.sun.star.form.component.FixedText" xml:id="control2" form:id="control2" form:label="Name" form:for="control1"/>
          <form:textarea form:name="Travel Description field" form:control-implementation="ooo:com.sun.star.form.component.TextField" xml:id="control3" form:id="control3" form:tab-index="2" form:current-value="Trip to the LibreOffice convention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fixed-text form:name="Travel Description" form:control-implementation="ooo:com.sun.star.form.component.FixedText" xml:id="control4" form:id="control4" form:label="Travel Description" form:for="control3"/>
          <form:date form:name="Travel Date Field" form:control-implementation="ooo:com.sun.star.form.component.DateField" xml:id="control5" form:id="control5" form:current-value="2016-12-19" form:min-value="1800-01-01" form:tab-index="3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Monday, December 19, 2016"/>
            </form:properties>
          </form:date>
          <form:fixed-text form:name="Travel Date" form:control-implementation="ooo:com.sun.star.form.component.FixedText" xml:id="control6" form:id="control6" form:label="Label Field" form:for="control5"/>
          <form:listbox form:name="Travel Type Field" form:control-implementation="ooo:com.sun.star.form.component.ListBox" xml:id="control7" form:id="control7" form:dropdown="true" form:size="20" form:tab-index="4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Convention"/>
            <form:option form:label="Research" form:current-selected="true"/>
            <form:option form:label="Training"/>
          </form:listbox>
          <form:fixed-text form:name="Travel Type" form:control-implementation="ooo:com.sun.star.form.component.FixedText" xml:id="control8" form:id="control8" form:label="Travel Type" form:for="control7"/>
          <form:fixed-text form:name="Reimbursement" form:control-implementation="ooo:com.sun.star.form.component.FixedText" xml:id="control9" form:id="control9" form:label="Reimbursement" form:for="control10,control11"/>
          <form:checkbox form:name="Self Paid" form:control-implementation="ooo:com.sun.star.form.component.CheckBox" xml:id="control10" form:id="control10" form:label="Self Paid" form:tab-index="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mpany Paid" form:control-implementation="ooo:com.sun.star.form.component.CheckBox" xml:id="control11" form:id="control11" form:label="Company Paid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Number of Days Field" form:control-implementation="ooo:com.sun.star.form.component.NumericField" xml:id="control12" form:id="control12" form:tab-index="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ixed-text form:name="Number of Days" form:control-implementation="ooo:com.sun.star.form.component.FixedText" xml:id="control13" form:id="control13" form:label="Number of Days" form:for="control12"/>
          <form:fixed-text form:name="Employee Status" form:control-implementation="ooo:com.sun.star.form.component.FixedText" xml:id="control14" form:id="control14" form:label="Employee Status"/>
          <form:radio form:name="Employee Status Field" form:control-implementation="ooo:com.sun.star.form.component.RadioButton" xml:id="control15" form:id="control15" form:label="Below Expectations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Employee Status Field" form:control-implementation="ooo:com.sun.star.form.component.RadioButton" xml:id="control16" form:id="control16" form:label="Meets Expectations" form:current-selected="true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Employee Status Field" form:control-implementation="ooo:com.sun.star.form.component.RadioButton" xml:id="control17" form:id="control17" form:label="Exceeds Expectations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rame form:name="Seat Preference" form:control-implementation="ooo:com.sun.star.form.component.GroupBox" xml:id="control18" form:id="control18" form:label="Seat Preference"/>
          <form:radio form:name="Seat Preference Field" form:control-implementation="ooo:com.sun.star.form.component.RadioButton" xml:id="control19" form:id="control19" form:label="Aisle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at Preference Field" form:control-implementation="ooo:com.sun.star.form.component.RadioButton" xml:id="control20" form:id="control20" form:label="Window" form:current-selected="true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vel Request Form</text:p>
      <text:p text:style-name="P2"/>
      <text:p text:style-name="P2"><draw:control text:anchor-type="paragraph" draw:z-index="0" draw:name="Shape1" draw:style-name="gr1" draw:text-style-name="P3" svg:width="2.363in" svg:height="0.1969in" svg:x="1.4839in" svg:y="0.2071in" draw:control="control1"/><draw:control text:anchor-type="paragraph" draw:z-index="2" draw:name="Shape3" draw:style-name="gr1" draw:text-style-name="P4" svg:width="2.363in" svg:height="1.1815in" svg:x="1.4701in" svg:y="0.6008in" draw:control="control3"/><draw:control text:anchor-type="paragraph" draw:z-index="3" draw:name="Shape4" draw:style-name="gr3" draw:text-style-name="P4" svg:width="1.3803in" svg:height="0.1004in" svg:x="0in" svg:y="0.6in" draw:control="control4"/><draw:control text:anchor-type="paragraph" draw:z-index="4" draw:name="Shape5" draw:style-name="gr4" draw:text-style-name="P4" svg:width="2.363in" svg:height="0.1969in" svg:x="1.4839in" svg:y="1.9791in" draw:control="control5"/><draw:control text:anchor-type="paragraph" draw:z-index="5" draw:name="Shape6" draw:style-name="gr3" draw:text-style-name="P4" svg:width="1.1815in" svg:height="0.1969in" svg:x="0in" svg:y="1.9791in" draw:control="control6"/><draw:control text:anchor-type="paragraph" draw:z-index="6" draw:name="Shape7" draw:style-name="gr1" draw:text-style-name="P3" svg:width="2.363in" svg:height="0.1976in" svg:x="1.4839in" svg:y="2.372in" draw:control="control7"/><draw:control text:anchor-type="paragraph" draw:z-index="7" draw:name="Shape8" draw:style-name="gr3" draw:text-style-name="P4" svg:width="1.378in" svg:height="0.1976in" svg:x="0in" svg:y="2.372in" draw:control="control8"/><draw:control text:anchor-type="paragraph" draw:z-index="8" draw:name="Shape9" draw:style-name="gr3" draw:text-style-name="P4" svg:width="1.7717in" svg:height="0.1976in" svg:x="0in" svg:y="2.7661in" draw:control="control9"/><draw:control text:anchor-type="paragraph" draw:z-index="9" draw:name="Shape10" draw:style-name="gr3" draw:text-style-name="P4" svg:width="2.363in" svg:height="0.1976in" svg:x="1.4839in" svg:y="2.7661in" draw:control="control10"/><draw:control text:anchor-type="paragraph" draw:z-index="10" draw:name="Shape11" draw:style-name="gr3" draw:text-style-name="P4" svg:width="2.363in" svg:height="0.1976in" svg:x="1.4839in" svg:y="2.9634in" draw:control="control11"/><draw:control text:anchor-type="paragraph" draw:z-index="11" draw:name="Shape12" draw:style-name="gr1" draw:text-style-name="P4" svg:width="2.363in" svg:height="0.1969in" svg:x="1.4839in" svg:y="3.3571in" draw:control="control12"/><draw:control text:anchor-type="paragraph" draw:z-index="12" draw:name="Shape13" draw:style-name="gr3" draw:text-style-name="P4" svg:width="1.378in" svg:height="0.1969in" svg:x="0in" svg:y="3.3571in" draw:control="control13"/><draw:control text:anchor-type="paragraph" draw:z-index="13" draw:name="Shape14" draw:style-name="gr3" draw:text-style-name="P4" svg:width="1.378in" svg:height="0.1969in" svg:x="0in" svg:y="3.7508in" draw:control="control14"/><draw:control text:anchor-type="paragraph" draw:z-index="14" draw:name="Shape15" draw:style-name="gr3" draw:text-style-name="P4" svg:width="1.7717in" svg:height="0.1969in" svg:x="1.6811in" svg:y="3.7508in" draw:control="control15"/><draw:control text:anchor-type="paragraph" draw:z-index="15" draw:name="Shape15" draw:style-name="gr3" draw:text-style-name="P4" svg:width="1.7717in" svg:height="0.1969in" svg:x="1.6811in" svg:y="3.948in" draw:control="control16"/><draw:control text:anchor-type="paragraph" draw:z-index="16" draw:name="Shape15" draw:style-name="gr3" draw:text-style-name="P4" svg:width="1.7717in" svg:height="0.1969in" svg:x="1.6811in" svg:y="4.1445in" draw:control="control17"/><draw:control text:anchor-type="paragraph" draw:z-index="18" draw:name="Shape17" draw:style-name="gr3" draw:text-style-name="P4" svg:width="1.5752in" svg:height="0.3941in" svg:x="1.6811in" svg:y="4.7346in" draw:control="control19"/><draw:control text:anchor-type="paragraph" draw:z-index="17" draw:name="Shape16" draw:style-name="gr1" draw:text-style-name="P5" svg:width="2.363in" svg:height="0.7878in" svg:x="1.4839in" svg:y="4.5382in" draw:control="control18"/><draw:control text:anchor-type="paragraph" draw:z-index="19" draw:name="Shape17" draw:style-name="gr3" draw:text-style-name="P4" svg:width="1.5752in" svg:height="0.3941in" svg:x="1.6811in" svg:y="4.9319in" draw:control="control20"/><draw:control text:anchor-type="as-char" svg:y="0.2098in" draw:z-index="1" draw:name="Shape2" draw:style-name="gr2" draw:text-style-name="P4" svg:width="0.8413in" svg:height="0.2004in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2:38:54.456000000</meta:creation-date>
    <dc:date>2016-05-26T14:05:04.986000000</dc:date>
    <meta:editing-duration>PT14M44S</meta:editing-duration>
    <meta:editing-cycles>6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2" meta:word-count="3" meta:character-count="19" meta:non-whitespace-character-count="17"/>
  </office:meta>
</office:document-meta>
</file>